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Installation</text:span><text:span text:style-name="T1_2">:</text:span></text:p>
      <text:p text:style-name="P2"><text:span text:style-name="T2_1">sudo</text:span><text:span text:style-name="T2_2"><text:s/></text:span><text:span text:style-name="T2_3">apt</text:span><text:span text:style-name="T2_4">-</text:span><text:span text:style-name="T2_5">get</text:span><text:span text:style-name="T2_6"><text:s/></text:span><text:span text:style-name="T2_7">install</text:span><text:span text:style-name="T2_8"><text:s/></text:span><text:span text:style-name="T2_9">imagemagick</text:span><text:span text:style-name="T2_10"><text:s/></text:span><text:span text:style-name="T2_11">imagemagick</text:span><text:span text:style-name="T2_12">-</text:span><text:span text:style-name="T2_13">doc</text:span><text:span text:style-name="T2_14"><text:s/></text:span></text:p>
      <text:p text:style-name="P3"><text:span text:style-name="T3_1">sudo</text:span><text:span text:style-name="T3_2"><text:s/></text:span><text:span text:style-name="T3_3">apt</text:span><text:span text:style-name="T3_4">-</text:span><text:span text:style-name="T3_5">get</text:span><text:span text:style-name="T3_6"><text:s/></text:span><text:span text:style-name="T3_7">install</text:span><text:span text:style-name="T3_8"><text:s/></text:span><text:span text:style-name="T3_9">parallel</text:span></text:p>
      <text:p text:style-name="P4"><text:span text:style-name="T4_1">sudo</text:span><text:span text:style-name="T4_2"><text:s/></text:span><text:span text:style-name="T4_3">apt</text:span><text:span text:style-name="T4_4">-</text:span><text:span text:style-name="T4_5">get</text:span><text:span text:style-name="T4_6"><text:s/></text:span><text:span text:style-name="T4_7">install</text:span><text:span text:style-name="T4_8"><text:s/></text:span><text:span text:style-name="T4_9">pdftk</text:span><text:span text:style-name="T4_10"><text:s/></text:span></text:p>
      <text:p text:style-name="P5"><text:span text:style-name="T5_1">sudo</text:span><text:span text:style-name="T5_2"><text:s/></text:span><text:span text:style-name="T5_3">apt</text:span><text:span text:style-name="T5_4">-</text:span><text:span text:style-name="T5_5">get</text:span><text:span text:style-name="T5_6"><text:s/></text:span><text:span text:style-name="T5_7">install</text:span><text:span text:style-name="T5_8"><text:s/></text:span><text:span text:style-name="T5_9">tesseract</text:span><text:span text:style-name="T5_10">-</text:span><text:span text:style-name="T5_11">ocr</text:span><text:span text:style-name="T5_12"><text:s/></text:span><text:span text:style-name="T5_13">tesseract</text:span><text:span text:style-name="T5_14">-</text:span><text:span text:style-name="T5_15">ocr</text:span><text:span text:style-name="T5_16">-</text:span><text:span text:style-name="T5_17">deu</text:span><text:span text:style-name="T5_18"><text:s/></text:span></text:p>
      <text:p text:style-name="P6"><text:span text:style-name="T6_1">sudo</text:span><text:span text:style-name="T6_2"><text:s/></text:span><text:span text:style-name="T6_3">apt</text:span><text:span text:style-name="T6_4">-</text:span><text:span text:style-name="T6_5">get</text:span><text:span text:style-name="T6_6"><text:s/></text:span><text:span text:style-name="T6_7">install</text:span><text:span text:style-name="T6_8"><text:s/></text:span><text:span text:style-name="T6_9">openjdk</text:span><text:span text:style-name="T6_10">-7-</text:span><text:span text:style-name="T6_11">jre</text:span><text:span text:style-name="T6_12"><text:s/></text:span><text:span text:style-name="T6_13">icedtea</text:span><text:span text:style-name="T6_14">-7-</text:span><text:span text:style-name="T6_15">plugin</text:span><text:span text:style-name="T6_16"><text:s/></text:span></text:p>
      <text:p text:style-name="P7"><text:span text:style-name="T7_1">sudo</text:span><text:span text:style-name="T7_2"><text:s/></text:span><text:span text:style-name="T7_3">apt</text:span><text:span text:style-name="T7_4">-</text:span><text:span text:style-name="T7_5">get</text:span><text:span text:style-name="T7_6"><text:s/></text:span><text:span text:style-name="T7_7">install</text:span><text:span text:style-name="T7_8"><text:s/></text:span><text:span text:style-name="T7_9">unpaper</text:span><text:span text:style-name="T7_10"><text:s/></text:span><text:span text:style-name="T7_11">libtiff</text:span><text:span text:style-name="T7_12">-</text:span><text:span text:style-name="T7_13">tools</text:span><text:span text:style-name="T7_14"><text:s/></text:span><text:span text:style-name="T7_15">netpbm</text:span></text:p>
      <text:p text:style-name="P8"><text:span text:style-name="T8_1">sudo</text:span><text:span text:style-name="T8_2"><text:s/></text:span><text:span text:style-name="T8_3">apt</text:span><text:span text:style-name="T8_4">-</text:span><text:span text:style-name="T8_5">get</text:span><text:span text:style-name="T8_6"><text:s/></text:span><text:span text:style-name="T8_7">install</text:span><text:span text:style-name="T8_8"><text:s/></text:span><text:span text:style-name="T8_9">exactimage</text:span></text:p>
      <text:p text:style-name="P9"/>
      <text:p text:style-name="P10"><text:span text:style-name="T10_1">#################################################################</text:span></text:p>
      <text:p text:style-name="P11"><text:span text:style-name="T11_1">./</text:span><text:span text:style-name="T11_2">OCRmyPDF</text:span><text:span text:style-name="T11_3">.</text:span><text:span text:style-name="T11_4">sh</text:span><text:span text:style-name="T11_5"><text:s/>-</text:span><text:span text:style-name="T11_6">c</text:span><text:span text:style-name="T11_7"><text:s/>-</text:span><text:span text:style-name="T11_8">l</text:span><text:span text:style-name="T11_9"><text:s/></text:span><text:span text:style-name="T11_10">deu</text:span><text:span text:style-name="T11_11"><text:s/>~/</text:span><text:span text:style-name="T11_12">Dokumente</text:span><text:span text:style-name="T11_13">/1913341.</text:span><text:span text:style-name="T11_14">pdf</text:span><text:span text:style-name="T11_15"><text:s text:c="2"/>~/</text:span><text:span text:style-name="T11_16">Dokumente</text:span><text:span text:style-name="T11_17">/1913341.</text:span><text:span text:style-name="T11_18">x</text:span><text:span text:style-name="T11_19">.</text:span><text:span text:style-name="T11_20">pdf</text:span></text:p>
      <text:p text:style-name="P12"><text:span text:style-name="T12_1">./</text:span><text:span text:style-name="T12_2">OCRmyPDF</text:span><text:span text:style-name="T12_3">.</text:span><text:span text:style-name="T12_4">sh</text:span><text:span text:style-name="T12_5"><text:s/>-</text:span><text:span text:style-name="T12_6">vv</text:span><text:span text:style-name="T12_7"><text:s/>-</text:span><text:span text:style-name="T12_8">g</text:span><text:span text:style-name="T12_9"><text:s/>-</text:span><text:span text:style-name="T12_10">c</text:span><text:span text:style-name="T12_11"><text:s/>-</text:span><text:span text:style-name="T12_12">k</text:span><text:span text:style-name="T12_13"><text:s/>-</text:span><text:span text:style-name="T12_14">l</text:span><text:span text:style-name="T12_15"><text:s/></text:span><text:span text:style-name="T12_16">deu</text:span><text:span text:style-name="T12_17"><text:s/>~/</text:span><text:span text:style-name="T12_18">Dokumente</text:span><text:span text:style-name="T12_19">/1913341.</text:span><text:span text:style-name="T12_20">pdf</text:span><text:span text:style-name="T12_21"><text:s text:c="2"/>~/</text:span><text:span text:style-name="T12_22">Dokumente</text:span><text:span text:style-name="T12_23">/1913341.</text:span><text:span text:style-name="T12_24">x</text:span><text:span text:style-name="T12_25">.</text:span><text:span text:style-name="T12_26">pdf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